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5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07.79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ouser Part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, C2, C3, C4, C5, C6, C7, C12, C13</text:p>
          </table:table-cell>
          <table:table-cell office:value-type="string" calcext:value-type="string">
            <text:p>100 nF</text:p>
          </table:table-cell>
          <table:table-cell/>
          <table:table-cell office:value-type="string" calcext:value-type="string">
            <text:p>Wurth Elektronik </text:p>
          </table:table-cell>
          <table:table-cell office:value-type="float" office:value="885012206071" calcext:value-type="float">
            <text:p>885012206071</text:p>
          </table:table-cell>
          <table:table-cell office:value-type="string" calcext:value-type="string">
            <text:p>710-885012206071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9, C11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UMK316BBJ106ML-T </text:p>
          </table:table-cell>
          <table:table-cell office:value-type="string" calcext:value-type="string">
            <text:p>963-UMK316BBJ106ML-T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D_TVS</text:p>
          </table:table-cell>
          <table:table-cell/>
          <table:table-cell office:value-type="string" calcext:value-type="string">
            <text:p>Comchip</text:p>
          </table:table-cell>
          <table:table-cell office:value-type="string" calcext:value-type="string">
            <text:p>ATV02W110B-HF </text:p>
          </table:table-cell>
          <table:table-cell office:value-type="string" calcext:value-type="string">
            <text:p>750-ATV02W110B-HF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TVS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P6SMB24CA </text:p>
          </table:table-cell>
          <table:table-cell office:value-type="string" calcext:value-type="string">
            <text:p>576-P6SMB24C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1, IC2, IC3, IC4, IC5, IC6</text:p>
          </table:table-cell>
          <table:table-cell office:value-type="string" calcext:value-type="string">
            <text:p>LTV-814</text:p>
          </table:table-cell>
          <table:table-cell/>
          <table:table-cell office:value-type="string" calcext:value-type="string">
            <text:p>Lite-On</text:p>
          </table:table-cell>
          <table:table-cell office:value-type="string" calcext:value-type="string">
            <text:p>LTV-814 </text:p>
          </table:table-cell>
          <table:table-cell office:value-type="string" calcext:value-type="string">
            <text:p>859-LTV-814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Supervisory Circuits Ideal Diode, Reverse-Battery, and Overvoltage Protection Switch/Limiter Controllers with External MOSFE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700-MAX16914AUB+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90041" calcext:value-type="float">
            <text:p>1990041</text:p>
          </table:table-cell>
          <table:table-cell office:value-type="string" calcext:value-type="string">
            <text:p>651-1990041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Pi_GPIO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ESQ-120-24-T-D </text:p>
          </table:table-cell>
          <table:table-cell office:value-type="string" calcext:value-type="string">
            <text:p>200-ESQ12024TD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HMTSW-102-07-T-S-180 </text:p>
          </table:table-cell>
          <table:table-cell office:value-type="string" calcext:value-type="string">
            <text:p>200-HMTSW10207TS18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Fixed Terminal Blocks PTSA 1.5/4-3.5-Z</text:p>
          </table:table-cell>
          <table:table-cell office:value-type="string" calcext:value-type="string">
            <text:p>Phoenix Contact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651-1985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Terminals TERMINAL .187X.020</text:p>
          </table:table-cell>
          <table:table-cell office:value-type="string" calcext:value-type="string">
            <text:p>Keystone Electronic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534-1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Fixed Inductors Line Inductors for RECOM Power Supply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919-RLS-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1, PWR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Kingbright</text:p>
          </table:table-cell>
          <table:table-cell office:value-type="string" calcext:value-type="string">
            <text:p>AP2012HD </text:p>
          </table:table-cell>
          <table:table-cell office:value-type="string" calcext:value-type="string">
            <text:p>604-AP2012HD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RKZE-0505S</text:p>
          </table:table-cell>
          <table:table-cell office:value-type="string" calcext:value-type="string">
            <text:p>DC/DC Converter Isolated 5V to 5V out 1W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KZE-0505S/H </text:p>
          </table:table-cell>
          <table:table-cell office:value-type="string" calcext:value-type="string">
            <text:p>919-RKZE-0505S/H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DMP3028LFDE7</text:p>
          </table:table-cell>
          <table:table-cell office:value-type="string" calcext:value-type="string">
            <text:p>MOSFET 30V P-Ch Enh FET 32mOhm -10V -6.8A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DMP3028LFDE-7</text:p>
          </table:table-cell>
          <table:table-cell office:value-type="string" calcext:value-type="string">
            <text:p>621-DMP3028LFDE-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R3, R8</text:p>
          </table:table-cell>
          <table:table-cell office:value-type="string" calcext:value-type="string">
            <text:p>3.9k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5, R6, R7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1, R12, R13, R14, R15, R16, R21, R22, R23, R24, R25, R2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12061K20JNEB </text:p>
          </table:table-cell>
          <table:table-cell office:value-type="string" calcext:value-type="string">
            <text:p>71-CRCW12061K20JNEB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1, RN2, RN3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YAGEO - Resistor Networks &amp; Arrays 47K Ohm 5% 1/16W 50 Volts 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YC164-JR-0747KL </text:p>
          </table:table-cell>
          <table:table-cell office:value-type="string" calcext:value-type="string">
            <text:p>603-YC164-JR-0747KL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LV14D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LV14D,118</text:p>
          </table:table-cell>
          <table:table-cell office:value-type="string" calcext:value-type="string">
            <text:p>771-74LV14D-T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CAT24C32WI-GT3 </text:p>
          </table:table-cell>
          <table:table-cell office:value-type="string" calcext:value-type="string">
            <text:p>698-CAT24C32WI-GT3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ya Posch</meta:initial-creator>
    <meta:creation-date>2019-12-29T11:17:52.941000000</meta:creation-date>
    <dc:date>2019-12-29T11:23:23.973000000</dc:date>
    <dc:creator>Maya Posch</dc:creator>
    <meta:editing-duration>PT5M29S</meta:editing-duration>
    <meta:editing-cycles>4</meta:editing-cycles>
    <meta:generator>LibreOffice/6.3.3.2$Windows_X86_64 LibreOffice_project/a64200df03143b798afd1ec74a12ab50359878ed</meta:generator>
    <meta:document-statistic meta:table-count="1" meta:cell-count="162" meta:object-count="0"/>
  </office:meta>
</office:document-meta>
</file>